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156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5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I4])" office:value-type="float" office:value="0.0182" calcext:value-type="float">
            <text:p>0.02</text:p>
          </table:table-cell>
          <table:table-cell table:style-name="ce10" table:formula="of:=[.$M$18]/[.M4]" office:value-type="percentage" office:value="753.846153846154" calcext:value-type="percentage">
            <text:p>75385%</text:p>
          </table:table-cell>
          <table:table-cell table:style-name="ce12" table:number-columns-repeated="101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5:.I5])" office:value-type="float" office:value="0.25" calcext:value-type="float">
            <text:p>0.25</text:p>
          </table:table-cell>
          <table:table-cell table:style-name="ce10" table:formula="of:=[.$M$18]/[.M5]" office:value-type="percentage" office:value="54.88" calcext:value-type="percentage">
            <text:p>5488%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6502 Basic</text:p>
          </table:table-cell>
          <table:table-cell table:style-name="ce8" office:value-type="float" office:value="2021" calcext:value-type="float">
            <text:p>2021</text:p>
          </table:table-cell>
          <table:table-cell table:style-name="ce9" office:value-type="float" office:value="0.085" calcext:value-type="float">
            <text:p>0.09</text:p>
          </table:table-cell>
          <table:table-cell table:style-name="ce9" table:formula="of:=22.2/50" office:value-type="float" office:value="0.444" calcext:value-type="float">
            <text:p>0.44</text:p>
          </table:table-cell>
          <table:table-cell table:style-name="ce9" table:formula="of:=84/50" office:value-type="float" office:value="1.68" calcext:value-type="float">
            <text:p>1.68</text:p>
          </table:table-cell>
          <table:table-cell table:style-name="ce9" table:formula="of:=67.8/50" office:value-type="float" office:value="1.356" calcext:value-type="float">
            <text:p>1.36</text:p>
          </table:table-cell>
          <table:table-cell table:style-name="ce9" table:formula="of:=75.1/50" office:value-type="float" office:value="1.502" calcext:value-type="float">
            <text:p>1.5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9" table:formula="of:=AVERAGE([.E6:.I6])" office:value-type="float" office:value="1.0134" calcext:value-type="float">
            <text:p>1.01</text:p>
          </table:table-cell>
          <table:table-cell table:style-name="ce10" table:formula="of:=[.$M$18]/[.M6]" office:value-type="percentage" office:value="13.5385829879613" calcext:value-type="percentage">
            <text:p>1354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11.5/200" office:value-type="float" office:value="0.0575" calcext:value-type="float">
            <text:p>0.06</text:p>
          </table:table-cell>
          <table:table-cell table:style-name="ce9" table:formula="of:=14/50" office:value-type="float" office:value="0.28" calcext:value-type="float">
            <text:p>0.28</text:p>
          </table:table-cell>
          <table:table-cell table:style-name="ce9" office:value-type="float" office:value="1" calcext:value-type="float">
            <text:p>1.00</text:p>
          </table:table-cell>
          <table:table-cell table:style-name="ce9" table:formula="of:=21/20" office:value-type="float" office:value="1.05" calcext:value-type="float">
            <text:p>1.05</text:p>
          </table:table-cell>
          <table:table-cell table:style-name="ce9" table:formula="of:=23.5/20" office:value-type="float" office:value="1.175" calcext:value-type="float">
            <text:p>1.18</text:p>
          </table:table-cell>
          <table:table-cell table:style-name="ce8" table:formula="of:=16.4/10" office:value-type="float" office:value="1.64" calcext:value-type="float">
            <text:p>1.64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7:.I7])" office:value-type="float" office:value="0.7125" calcext:value-type="float">
            <text:p>0.71</text:p>
          </table:table-cell>
          <table:table-cell table:style-name="ce10" table:formula="of:=[.$M$18]/[.M7]" office:value-type="percentage" office:value="19.2561403508772" calcext:value-type="percentage">
            <text:p>1926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I8])" office:value-type="float" office:value="1.714" calcext:value-type="float">
            <text:p>1.71</text:p>
          </table:table-cell>
          <table:table-cell table:style-name="ce10" table:formula="of:=[.$M$18]/[.M8]" office:value-type="percentage" office:value="8.00466744457409" calcext:value-type="percentage">
            <text:p>800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9:.I9])" office:value-type="float" office:value="5.94" calcext:value-type="float">
            <text:p>5.94</text:p>
          </table:table-cell>
          <table:table-cell table:style-name="ce10" table:formula="of:=[.$M$18]/[.M9]" office:value-type="percentage" office:value="2.30976430976431" calcext:value-type="percentage">
            <text:p>231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10:.I10])" office:value-type="float" office:value="5.64" calcext:value-type="float">
            <text:p>5.64</text:p>
          </table:table-cell>
          <table:table-cell table:style-name="ce10" table:formula="of:=[.$M$18]/[.M10]" office:value-type="percentage" office:value="2.43262411347518" calcext:value-type="percentage">
            <text:p>24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1:.I11])" office:value-type="float" office:value="7.42" calcext:value-type="float">
            <text:p>7.42</text:p>
          </table:table-cell>
          <table:table-cell table:style-name="ce10" table:formula="of:=[.$M$18]/[.M11]" office:value-type="percentage" office:value="1.84905660377359" calcext:value-type="percentage">
            <text:p>185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I12])" office:value-type="float" office:value="8.16" calcext:value-type="float">
            <text:p>8.16</text:p>
          </table:table-cell>
          <table:table-cell table:style-name="ce10" table:formula="of:=[.$M$18]/[.M12]" office:value-type="percentage" office:value="1.68137254901961" calcext:value-type="percentage">
            <text:p>168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I13])" office:value-type="float" office:value="8.38" calcext:value-type="float">
            <text:p>8.38</text:p>
          </table:table-cell>
          <table:table-cell table:style-name="ce10" table:formula="of:=[.$M$18]/[.M13]" office:value-type="percentage" office:value="1.63723150357995" calcext:value-type="percentage">
            <text:p>164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I14])" office:value-type="float" office:value="12.44" calcext:value-type="float">
            <text:p>12.44</text:p>
          </table:table-cell>
          <table:table-cell table:style-name="ce10" table:formula="of:=[.$M$18]/[.M14]" office:value-type="percentage" office:value="1.10289389067524" calcext:value-type="percentage">
            <text:p>110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5:.I15])" office:value-type="float" office:value="15.92" calcext:value-type="float">
            <text:p>15.92</text:p>
          </table:table-cell>
          <table:table-cell table:style-name="ce10" table:formula="of:=[.$M$18]/[.M15]" office:value-type="percentage" office:value="0.861809045226131" calcext:value-type="percentage">
            <text:p>86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6:.I16])" office:value-type="float" office:value="14.98" calcext:value-type="float">
            <text:p>14.98</text:p>
          </table:table-cell>
          <table:table-cell table:style-name="ce10" table:formula="of:=[.$M$18]/[.M16]" office:value-type="percentage" office:value="0.91588785046729" calcext:value-type="percentage">
            <text:p>92%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1"/>
          <table:table-cell table:number-columns-repeated="101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8:.I18])" office:value-type="float" office:value="13.72" calcext:value-type="float">
            <text:p>13.72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AMJ1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03:53:53.163574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</meta:editing-cycles>
    <meta:creation-date>2020-01-11T08:27:20</meta:creation-date>
    <dc:date>2021-03-02T03:54:55.829720623</dc:date>
    <meta:editing-duration>PT48M37S</meta:editing-duration>
    <meta:generator>LibreOffice/7.1.0.3$Linux_X86_64 LibreOffice_project/10$Build-3</meta:generator>
    <meta:document-statistic meta:table-count="1" meta:cell-count="2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